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0d3a61" officeooo:paragraph-rsid="000d3a61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 officeooo:rsid="000cc1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bout my self</text:span></text:p>
      <text:p text:style-name="P1"><text:span text:style-name="T1"/></text:p>
      <text:p text:style-name="P1"><text:span text:style-name="T1">My name is Badmus Rotimi, I am a software tester. I live in lagos and I am a christis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4T11:52:44.360609614</meta:creation-date>
    <dc:date>2023-06-22T20:41:46.232148425</dc:date>
    <meta:editing-duration>P29DT8H38M51S</meta:editing-duration>
    <meta:editing-cycles>1</meta:editing-cycles>
    <meta:document-statistic meta:table-count="0" meta:image-count="0" meta:object-count="0" meta:page-count="1" meta:paragraph-count="2" meta:word-count="22" meta:character-count="101" meta:non-whitespace-character-count="81"/>
    <meta:generator>LibreOffice/6.0.7.3$Linux_X86_64 LibreOffice_project/00m0$Build-3</meta:generator>
  </office:meta>
</office:document-meta>
</file>